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paragraph-properties fo:text-align="center"/>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center"/>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text-align="center"/>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center"/>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center"/>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paragraph-properties fo:text-align="center"/>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paragraph-properties fo:text-align="center"/>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text-align="center"/>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paragraph-properties fo:text-align="center"/>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ableContents" style:family="paragraph">
      <style:paragraph-properties fo:text-align="center"/>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paragraph-properties fo:text-align="center"/>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center"/>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paragraph-properties fo:text-align="center"/>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paragraph-properties fo:text-align="center"/>
    </style:style>
    <style:style style:name="P149" style:parent-style-name="Textbody" style:family="paragraph">
      <style:paragraph-properties fo:break-before="page"/>
    </style:style>
    <style:style style:name="TableColumn151" style:family="table-column">
      <style:table-column-properties style:column-width="3.1562in" style:use-optimal-column-width="false"/>
    </style:style>
    <style:style style:name="TableColumn152" style:family="table-column">
      <style:table-column-properties style:column-width="0.0902in" style:use-optimal-column-width="false"/>
    </style:style>
    <style:style style:name="TableColumn153" style:family="table-column">
      <style:table-column-properties style:column-width="1.9722in" style:use-optimal-column-width="false"/>
    </style:style>
    <style:style style:name="TableColumn154" style:family="table-column">
      <style:table-column-properties style:column-width="1.7083in" style:use-optimal-column-width="false"/>
    </style:style>
    <style:style style:name="Table150" style:family="table">
      <style:table-properties style:width="6.927in" fo:margin-left="0in" table:align="left"/>
    </style:style>
    <style:style style:name="TableRow155" style:family="table-row">
      <style:table-row-properties style:use-optimal-row-height="false"/>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ítulo2" style:family="paragraph">
      <style:paragraph-properties fo:text-align="center"/>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text-align="center"/>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text-align="center"/>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text-align="center"/>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text-align="center"/>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text-align="center"/>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paragraph-properties fo:text-align="center"/>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paragraph-properties fo:text-align="center"/>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center"/>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paragraph-properties fo:text-align="center"/>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fo:text-align="center"/>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paragraph-properties fo:text-align="center"/>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paragraph-properties fo:text-align="center"/>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center"/>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ítulo2" style:family="paragraph">
      <style:paragraph-properties fo:text-align="center"/>
    </style:style>
    <style:style style:name="P229" style:parent-style-name="Textbody" style:family="paragraph">
      <style:paragraph-properties fo:margin-top="0.1666in" fo:margin-bottom="0i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center"/>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paragraph-properties fo:text-align="center"/>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paragraph-properties fo:text-align="center"/>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center"/>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center"/>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paragraph-properties fo:text-align="center"/>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paragraph-properties fo:text-align="center"/>
    </style:style>
    <style:style style:name="P269" style:parent-style-name="Normal" style:family="paragraph">
      <style:paragraph-properties fo:break-before="page"/>
      <style:text-properties fo:hyphenate="true"/>
    </style:style>
    <style:style style:name="P270" style:parent-style-name="Normal" style:family="paragraph">
      <style:paragraph-properties fo:break-before="page"/>
    </style:style>
    <style:style style:name="TableColumn272" style:family="table-column">
      <style:table-column-properties style:column-width="3.1597in" style:use-optimal-column-width="false"/>
    </style:style>
    <style:style style:name="TableColumn273" style:family="table-column">
      <style:table-column-properties style:column-width="2.0597in" style:use-optimal-column-width="false"/>
    </style:style>
    <style:style style:name="TableColumn274" style:family="table-column">
      <style:table-column-properties style:column-width="1.7055in" style:use-optimal-column-width="false"/>
    </style:style>
    <style:style style:name="Table271" style:family="table">
      <style:table-properties style:width="6.925in" fo:margin-left="0.0312in" table:align="left"/>
    </style:style>
    <style:style style:name="TableRow275" style:family="table-row">
      <style:table-row-properties style:use-optimal-row-height="false"/>
    </style:style>
    <style:style style:name="TableCell276" style:family="table-cell">
      <style:table-cell-properties fo:border="0.0034in solid #000000" style:writing-mode="lr-tb" fo:padding-top="0.0381in" fo:padding-left="0.0381in" fo:padding-bottom="0.0381in" fo:padding-right="0.0381in"/>
    </style:style>
    <style:style style:name="P277" style:parent-style-name="Título2" style:family="paragraph">
      <style:paragraph-properties fo:text-align="center"/>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extbody" style:family="paragraph">
      <style:paragraph-properties fo:margin-top="0.1666i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center"/>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center"/>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ableContents" style:family="paragraph">
      <style:paragraph-properties fo:text-align="center"/>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center"/>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ableContents" style:family="paragraph">
      <style:paragraph-properties fo:text-align="center"/>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paragraph-properties fo:text-align="center"/>
    </style:style>
    <style:style style:name="P314" style:parent-style-name="Normal" style:family="paragraph">
      <style:text-properties text:display="none"/>
    </style:style>
    <style:style style:name="P315" style:parent-style-name="Normal" style:family="paragraph">
      <style:paragraph-properties fo:break-before="page"/>
    </style:style>
    <style:style style:name="TableColumn317" style:family="table-column">
      <style:table-column-properties style:column-width="3.1597in" style:use-optimal-column-width="false"/>
    </style:style>
    <style:style style:name="TableColumn318" style:family="table-column">
      <style:table-column-properties style:column-width="2.0597in" style:use-optimal-column-width="false"/>
    </style:style>
    <style:style style:name="TableColumn319" style:family="table-column">
      <style:table-column-properties style:column-width="1.7055in" style:use-optimal-column-width="false"/>
    </style:style>
    <style:style style:name="Table316" style:family="table">
      <style:table-properties style:width="6.925in" fo:margin-left="0.0312in" table:align="left"/>
    </style:style>
    <style:style style:name="TableRow320" style:family="table-row">
      <style:table-row-properties style:use-optimal-row-height="false"/>
    </style:style>
    <style:style style:name="TableCell321" style:family="table-cell">
      <style:table-cell-properties fo:border="0.0034in solid #000000" style:writing-mode="lr-tb" fo:padding-top="0.0381in" fo:padding-left="0.0381in" fo:padding-bottom="0.0381in" fo:padding-right="0.0381in"/>
    </style:style>
    <style:style style:name="P322" style:parent-style-name="Título2" style:family="paragraph">
      <style:paragraph-properties fo:text-align="center"/>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paragraph-properties fo:text-align="center"/>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center"/>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ableContents" style:family="paragraph">
      <style:paragraph-properties fo:text-align="center"/>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center"/>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paragraph-properties fo:text-align="center"/>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354" style:parent-style-name="Fuentedepárrafopredeter." style:family="text">
      <style:text-properties fo:language="es" fo:country="ES"/>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paragraph-properties fo:text-align="center"/>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center"/>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fo:text-align="center"/>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paragraph-properties fo:text-align="center"/>
    </style:style>
    <style:style style:name="P366" style:parent-style-name="Normal" style:family="paragraph">
      <style:text-properties text:display="none"/>
    </style:style>
    <style:style style:name="P367" style:parent-style-name="Normal" style:family="paragraph">
      <style:paragraph-properties fo:break-before="page"/>
    </style:style>
    <style:style style:name="TableColumn369" style:family="table-column">
      <style:table-column-properties style:column-width="3.1597in" style:use-optimal-column-width="false"/>
    </style:style>
    <style:style style:name="TableColumn370" style:family="table-column">
      <style:table-column-properties style:column-width="2.0597in" style:use-optimal-column-width="false"/>
    </style:style>
    <style:style style:name="TableColumn371" style:family="table-column">
      <style:table-column-properties style:column-width="1.7055in" style:use-optimal-column-width="false"/>
    </style:style>
    <style:style style:name="Table368" style:family="table">
      <style:table-properties style:width="6.925in" fo:margin-left="0.0312in" table:align="left"/>
    </style:style>
    <style:style style:name="TableRow372" style:family="table-row">
      <style:table-row-properties style:use-optimal-row-height="false"/>
    </style:style>
    <style:style style:name="TableCell373" style:family="table-cell">
      <style:table-cell-properties fo:border="0.0034in solid #000000" style:writing-mode="lr-tb" fo:padding-top="0.0381in" fo:padding-left="0.0381in" fo:padding-bottom="0.0381in" fo:padding-right="0.0381in"/>
    </style:style>
    <style:style style:name="P374" style:parent-style-name="Título2" style:family="paragraph">
      <style:paragraph-properties fo:text-align="center"/>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ítulo2" style:family="paragraph">
      <style:text-properties style:font-name="Times New Roman" fo:font-weight="normal" style:font-weight-asian="normal" style:font-weight-complex="normal" fo:font-style="normal" style:font-style-asian="normal" style:font-style-complex="normal" fo:font-size="12pt" style:font-size-asian="12pt" style:font-size-complex="12pt"/>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center"/>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6" style:parent-style-name="TableContents" style:family="paragraph">
      <style:paragraph-properties fo:text-align="center"/>
    </style:style>
    <style:style style:name="TableRow397" style:family="table-row">
      <style:table-row-properties style:use-optimal-row-height="false"/>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paragraph-properties fo:text-align="center"/>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center"/>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 style:parent-style-name="TableContents" style:family="paragraph">
      <style:paragraph-properties fo:text-align="center"/>
    </style:style>
    <style:style style:name="P404" style:parent-style-name="Normal" style:family="paragraph">
      <style:text-properties text:display="none"/>
    </style:style>
    <style:style style:name="P405" style:parent-style-name="Normal" style:family="paragraph">
      <style:paragraph-properties fo:break-before="page"/>
    </style:style>
    <style:style style:name="TableColumn407" style:family="table-column">
      <style:table-column-properties style:column-width="3.1597in" style:use-optimal-column-width="false"/>
    </style:style>
    <style:style style:name="TableColumn408" style:family="table-column">
      <style:table-column-properties style:column-width="2.0597in" style:use-optimal-column-width="false"/>
    </style:style>
    <style:style style:name="TableColumn409" style:family="table-column">
      <style:table-column-properties style:column-width="1.7055in" style:use-optimal-column-width="false"/>
    </style:style>
    <style:style style:name="Table406" style:family="table">
      <style:table-properties style:width="6.925in" fo:margin-left="0.0312in" table:align="left"/>
    </style:style>
    <style:style style:name="TableRow410" style:family="table-row">
      <style:table-row-properties style:use-optimal-row-height="false"/>
    </style:style>
    <style:style style:name="TableCell411" style:family="table-cell">
      <style:table-cell-properties fo:border="0.0034in solid #000000" style:writing-mode="lr-tb" fo:padding-top="0.0381in" fo:padding-left="0.0381in" fo:padding-bottom="0.0381in" fo:padding-right="0.0381in"/>
    </style:style>
    <style:style style:name="P412" style:parent-style-name="Título2" style:family="paragraph">
      <style:paragraph-properties fo:text-align="center"/>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5" style:family="table-row">
      <style:table-row-properties style:use-optimal-row-height="false"/>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9" style:parent-style-name="Normal" style:family="paragraph">
      <style:text-properties text:display="none"/>
    </style:style>
    <style:style style:name="P460" style:parent-style-name="Normal" style:family="paragraph">
      <style:paragraph-properties fo:break-before="page"/>
    </style:style>
    <style:style style:name="TableColumn462" style:family="table-column">
      <style:table-column-properties style:column-width="6.925in" style:use-optimal-column-width="false"/>
    </style:style>
    <style:style style:name="Table461" style:family="table">
      <style:table-properties style:width="6.925in" fo:margin-left="0.0312in" table:align="left"/>
    </style:style>
    <style:style style:name="TableRow463" style:family="table-row">
      <style:table-row-properties style:use-optimal-row-height="false"/>
    </style:style>
    <style:style style:name="TableCell464" style:family="table-cell">
      <style:table-cell-properties fo:border="0.0034in solid #000000" style:writing-mode="lr-tb" fo:padding-top="0.0381in" fo:padding-left="0.0381in" fo:padding-bottom="0.0381in" fo:padding-right="0.0381in"/>
    </style:style>
    <style:style style:name="P465" style:parent-style-name="Título2" style:family="paragraph">
      <style:paragraph-properties fo:text-align="center"/>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4" style:family="table-row">
      <style:table-row-properties style:use-optimal-row-height="false"/>
    </style:style>
    <style:style style:name="TableCell47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76" style:family="table-row">
      <style:table-row-properties style:use-optimal-row-height="false"/>
    </style:style>
    <style:style style:name="TableCell477" style:family="table-cell">
      <style:table-cell-properties fo:border="0.0069in solid #000000" style:writing-mode="lr-tb" fo:padding-top="0.0381in" fo:padding-left="0.0381in" fo:padding-bottom="0.0381in" fo:padding-right="0.0381in"/>
    </style:style>
    <style:style style:name="P478" style:parent-style-name="Standard" style:family="paragraph">
      <style:paragraph-properties fo:break-before="page"/>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Prandtl-Meyer<text:s/></text:p>
      <text:p text:style-name="Textbody"><text:tab/>Group Number: 5</text:p>
      <text:p text:style-name="Textbody"><text:tab/>Group Members: León Prieto and Verónica Sastre</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 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text:s/>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 the capabilities that will be available to the end user. Describe each capability, indicate its importance (0 = not important, 5 = very important) and try to estimate how difficult its implementation is going to be (0 = very easy, 5 = very hard). Example: [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P52">Topic introduction</text:p>
          </table:table-cell>
          <table:table-cell table:style-name="TableCell53">
            <text:p text:style-name="P54">What our simulator represents</text:p>
          </table:table-cell>
          <table:table-cell table:style-name="TableCell55">
            <text:p text:style-name="P56">5</text:p>
          </table:table-cell>
          <table:table-cell table:style-name="TableCell57">
            <text:p text:style-name="P58">0</text:p>
          </table:table-cell>
        </table:table-row>
        <table:table-row table:style-name="TableRow59">
          <table:table-cell table:style-name="TableCell60">
            <text:p text:style-name="P61">Selection of the simulation parameters</text:p>
          </table:table-cell>
          <table:table-cell table:style-name="TableCell62">
            <text:p text:style-name="P63">The user can select what will be the simulation parameters (P, p, T, M, R, gamma, E, theta)</text:p>
          </table:table-cell>
          <table:table-cell table:style-name="TableCell64">
            <text:p text:style-name="P65">5</text:p>
          </table:table-cell>
          <table:table-cell table:style-name="TableCell66">
            <text:p text:style-name="P67">2</text:p>
          </table:table-cell>
        </table:table-row>
        <table:table-row table:style-name="TableRow68">
          <table:table-cell table:style-name="TableCell69">
            <text:p text:style-name="P70">Selection of the grid</text:p>
          </table:table-cell>
          <table:table-cell table:style-name="TableCell71">
            <text:p text:style-name="P72">The<text:s/>user can select what will be the simulation grid (P, p, T, M, R, gamma, E, theta)</text:p>
          </table:table-cell>
          <table:table-cell table:style-name="TableCell73">
            <text:p text:style-name="P74">5</text:p>
          </table:table-cell>
          <table:table-cell table:style-name="TableCell75">
            <text:p text:style-name="P76">2</text:p>
          </table:table-cell>
        </table:table-row>
        <table:table-row table:style-name="TableRow77">
          <table:table-cell table:style-name="TableCell78">
            <text:p text:style-name="P79">Calculate</text:p>
          </table:table-cell>
          <table:table-cell table:style-name="TableCell80">
            <text:p text:style-name="P81">The data is calculated and showed in a grid</text:p>
          </table:table-cell>
          <table:table-cell table:style-name="TableCell82">
            <text:p text:style-name="P83">5</text:p>
          </table:table-cell>
          <table:table-cell table:style-name="TableCell84">
            <text:p text:style-name="P85">5</text:p>
          </table:table-cell>
        </table:table-row>
        <table:table-row table:style-name="TableRow86">
          <table:table-cell table:style-name="TableCell87">
            <text:p text:style-name="P88">Data plot</text:p>
          </table:table-cell>
          <table:table-cell table:style-name="TableCell89">
            <text:p text:style-name="P90">The data is plotted</text:p>
          </table:table-cell>
          <table:table-cell table:style-name="TableCell91">
            <text:p text:style-name="P92">5</text:p>
          </table:table-cell>
          <table:table-cell table:style-name="TableCell93">
            <text:p text:style-name="P94">3</text:p>
          </table:table-cell>
        </table:table-row>
        <table:table-row table:style-name="TableRow95">
          <table:table-cell table:style-name="TableCell96">
            <text:p text:style-name="P97">Restart</text:p>
          </table:table-cell>
          <table:table-cell table:style-name="TableCell98">
            <text:p text:style-name="P99">Restart the simulation</text:p>
          </table:table-cell>
          <table:table-cell table:style-name="TableCell100">
            <text:p text:style-name="P101">3</text:p>
          </table:table-cell>
          <table:table-cell table:style-name="TableCell102">
            <text:p text:style-name="P103">2</text:p>
          </table:table-cell>
        </table:table-row>
        <table:table-row table:style-name="TableRow104">
          <table:table-cell table:style-name="TableCell105">
            <text:p text:style-name="P106">Save simulation</text:p>
          </table:table-cell>
          <table:table-cell table:style-name="TableCell107">
            <text:p text:style-name="P108">Save the<text:s/>simulation results into a text file</text:p>
          </table:table-cell>
          <table:table-cell table:style-name="TableCell109">
            <text:p text:style-name="P110">2</text:p>
          </table:table-cell>
          <table:table-cell table:style-name="TableCell111">
            <text:p text:style-name="P112">3</text:p>
          </table:table-cell>
        </table:table-row>
        <table:table-row table:style-name="TableRow113">
          <table:table-cell table:style-name="TableCell114">
            <text:p text:style-name="P115">Open simulation</text:p>
          </table:table-cell>
          <table:table-cell table:style-name="TableCell116">
            <text:p text:style-name="P117">Open the simulation form an existing text file</text:p>
          </table:table-cell>
          <table:table-cell table:style-name="TableCell118">
            <text:p text:style-name="P119">2</text:p>
          </table:table-cell>
          <table:table-cell table:style-name="TableCell120">
            <text:p text:style-name="P121">3</text:p>
          </table:table-cell>
        </table:table-row>
        <table:table-row table:style-name="TableRow122">
          <table:table-cell table:style-name="TableCell123">
            <text:p text:style-name="P124">Tables with results</text:p>
          </table:table-cell>
          <table:table-cell table:style-name="TableCell125">
            <text:p text:style-name="P126">The data is tabulated</text:p>
          </table:table-cell>
          <table:table-cell table:style-name="TableCell127">
            <text:p text:style-name="P128">5</text:p>
          </table:table-cell>
          <table:table-cell table:style-name="TableCell129">
            <text:p text:style-name="P130">2</text:p>
          </table:table-cell>
        </table:table-row>
        <table:table-row table:style-name="TableRow131">
          <table:table-cell table:style-name="TableCell132">
            <text:p text:style-name="P133">Comparison with the Anderson tables</text:p>
          </table:table-cell>
          <table:table-cell table:style-name="TableCell134">
            <text:p text:style-name="P135">Comparison the results with the Anderson results</text:p>
          </table:table-cell>
          <table:table-cell table:style-name="TableCell136">
            <text:p text:style-name="P137">4</text:p>
          </table:table-cell>
          <table:table-cell table:style-name="TableCell138">
            <text:p text:style-name="P139">1</text:p>
          </table:table-cell>
        </table:table-row>
        <table:table-row table:style-name="TableRow140">
          <table:table-cell table:style-name="TableCell141">
            <text:p text:style-name="P142">Error<text:s/>computation</text:p>
          </table:table-cell>
          <table:table-cell table:style-name="TableCell143">
            <text:p text:style-name="P144">Comparison of the error with the analytical solution</text:p>
          </table:table-cell>
          <table:table-cell table:style-name="TableCell145">
            <text:p text:style-name="P146">3</text:p>
          </table:table-cell>
          <table:table-cell table:style-name="TableCell147">
            <text:p text:style-name="P148">1</text:p>
          </table:table-cell>
        </table:table-row>
      </table:table>
      <text:p text:style-name="Textbody"/>
      <text:p text:style-name="P149"/>
      <text:p text:style-name="Textbody"/>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able:number-columns-spanned="4">
            <text:h text:style-name="P157" text:outline-level="2">General planning</text:h>
            <text:p text:style-name="Textbody">Decompose the whole project into phases (for instance, math development, research on visualization methods in WPF, report writing, etc.).</text:p>
            <text:p text:style-name="Textbody">And assign a block of<text:s/>time to each phase. Please take into account the due dates for the different products of the projects (code, report and oral presentation).</text:p>
          </table:table-cell>
          <table:covered-table-cell/>
          <table:covered-table-cell/>
          <table:covered-table-cell/>
        </table:table-row>
        <table:table-row table:style-name="TableRow158">
          <table:table-cell table:style-name="TableCell159" table:number-columns-spanned="2">
            <text:p text:style-name="TableHeading">Phase</text:p>
          </table:table-cell>
          <table:covered-table-cell/>
          <table:table-cell table:style-name="TableCell160" table:number-columns-spanned="2">
            <text:p text:style-name="TableHeading">Block of time</text:p>
            <text:p text:style-name="TableHeading"/>
          </table:table-cell>
          <table:covered-table-cell/>
        </table:table-row>
        <table:table-row table:style-name="TableRow161">
          <table:table-cell table:style-name="TableCell162" table:number-columns-spanned="2">
            <text:p text:style-name="P163">Research of the phenomenon</text:p>
          </table:table-cell>
          <table:covered-table-cell/>
          <table:table-cell table:style-name="TableCell164" table:number-columns-spanned="2">
            <text:p text:style-name="P165">05-11-2021</text:p>
          </table:table-cell>
          <table:covered-table-cell/>
        </table:table-row>
        <table:table-row table:style-name="TableRow166">
          <table:table-cell table:style-name="TableCell167" table:number-columns-spanned="2">
            <text:p text:style-name="P168">Math Development</text:p>
          </table:table-cell>
          <table:covered-table-cell/>
          <table:table-cell table:style-name="TableCell169" table:number-columns-spanned="2">
            <text:p text:style-name="P170">13-11-2021</text:p>
          </table:table-cell>
          <table:covered-table-cell/>
        </table:table-row>
        <table:table-row table:style-name="TableRow171">
          <table:table-cell table:style-name="TableCell172" table:number-columns-spanned="2">
            <text:p text:style-name="P173">Math<text:s/>Development (Matlab)</text:p>
          </table:table-cell>
          <table:covered-table-cell/>
          <table:table-cell table:style-name="TableCell174" table:number-columns-spanned="2">
            <text:p text:style-name="P175">14-11-2021</text:p>
          </table:table-cell>
          <table:covered-table-cell/>
        </table:table-row>
        <table:table-row table:style-name="TableRow176">
          <table:table-cell table:style-name="TableCell177" table:number-columns-spanned="2">
            <text:p text:style-name="P178">Math development verification</text:p>
          </table:table-cell>
          <table:covered-table-cell/>
          <table:table-cell table:style-name="TableCell179" table:number-columns-spanned="2">
            <text:p text:style-name="P180">16-11-2021</text:p>
          </table:table-cell>
          <table:covered-table-cell/>
        </table:table-row>
        <table:table-row table:style-name="TableRow181">
          <table:table-cell table:style-name="TableCell182" table:number-columns-spanned="2">
            <text:p text:style-name="P183">Math Development (WPF)</text:p>
          </table:table-cell>
          <table:covered-table-cell/>
          <table:table-cell table:style-name="TableCell184" table:number-columns-spanned="2">
            <text:p text:style-name="P185">18-11-2021</text:p>
          </table:table-cell>
          <table:covered-table-cell/>
        </table:table-row>
        <table:table-row table:style-name="TableRow186">
          <table:table-cell table:style-name="TableCell187" table:number-columns-spanned="2">
            <text:p text:style-name="P188">Interface simulation controls</text:p>
          </table:table-cell>
          <table:covered-table-cell/>
          <table:table-cell table:style-name="TableCell189" table:number-columns-spanned="2">
            <text:p text:style-name="P190">28/11/2021</text:p>
          </table:table-cell>
          <table:covered-table-cell/>
        </table:table-row>
        <table:table-row table:style-name="TableRow191">
          <table:table-cell table:style-name="TableCell192" table:number-columns-spanned="2">
            <text:p text:style-name="P193">Implementations (Save and load)</text:p>
          </table:table-cell>
          <table:covered-table-cell/>
          <table:table-cell table:style-name="TableCell194" table:number-columns-spanned="2">
            <text:p text:style-name="P195">30/11/2021</text:p>
          </table:table-cell>
          <table:covered-table-cell/>
        </table:table-row>
        <table:table-row table:style-name="TableRow196">
          <table:table-cell table:style-name="TableCell197" table:number-columns-spanned="2">
            <text:p text:style-name="P198">Implementations (Plots)</text:p>
          </table:table-cell>
          <table:covered-table-cell/>
          <table:table-cell table:style-name="TableCell199" table:number-columns-spanned="2">
            <text:p text:style-name="P200">05/12/2021</text:p>
          </table:table-cell>
          <table:covered-table-cell/>
        </table:table-row>
        <table:table-row table:style-name="TableRow201">
          <table:table-cell table:style-name="TableCell202" table:number-columns-spanned="2">
            <text:p text:style-name="P203">Revision and<text:s/>robustness</text:p>
          </table:table-cell>
          <table:covered-table-cell/>
          <table:table-cell table:style-name="TableCell204" table:number-columns-spanned="2">
            <text:p text:style-name="P205">20/12/2021</text:p>
          </table:table-cell>
          <table:covered-table-cell/>
        </table:table-row>
        <table:table-row table:style-name="TableRow206">
          <table:table-cell table:style-name="TableCell207" table:number-columns-spanned="2">
            <text:p text:style-name="P208">Code comments</text:p>
          </table:table-cell>
          <table:covered-table-cell/>
          <table:table-cell table:style-name="TableCell209" table:number-columns-spanned="2">
            <text:p text:style-name="P210">20/12/2021</text:p>
          </table:table-cell>
          <table:covered-table-cell/>
        </table:table-row>
        <table:table-row table:style-name="TableRow211">
          <table:table-cell table:style-name="TableCell212" table:number-columns-spanned="2">
            <text:p text:style-name="P213">Code delivery</text:p>
          </table:table-cell>
          <table:covered-table-cell/>
          <table:table-cell table:style-name="TableCell214" table:number-columns-spanned="2">
            <text:p text:style-name="P215">21/12/2021</text:p>
          </table:table-cell>
          <table:covered-table-cell/>
        </table:table-row>
        <table:table-row table:style-name="TableRow216">
          <table:table-cell table:style-name="TableCell217" table:number-columns-spanned="2">
            <text:p text:style-name="P218">Report writing</text:p>
          </table:table-cell>
          <table:covered-table-cell/>
          <table:table-cell table:style-name="TableCell219" table:number-columns-spanned="2">
            <text:p text:style-name="P220">13/12/2021</text:p>
          </table:table-cell>
          <table:covered-table-cell/>
        </table:table-row>
        <table:table-row table:style-name="TableRow221">
          <table:table-cell table:style-name="TableCell222" table:number-columns-spanned="2">
            <text:p text:style-name="P223">Oral presentation</text:p>
          </table:table-cell>
          <table:covered-table-cell/>
          <table:table-cell table:style-name="TableCell224" table:number-columns-spanned="2">
            <text:p text:style-name="P225">16/12/2021</text:p>
          </table:table-cell>
          <table:covered-table-cell/>
        </table:table-row>
        <table:table-row table:style-name="TableRow226">
          <table:table-cell table:style-name="TableCell227" table:number-columns-spanned="4">
            <text:h text:style-name="P228" text:outline-level="2">Planning for first week</text:h>
            <text:p text:style-name="P229">Taking the previous lists and the project deadline into consideration, start thinking on what<text:s/>needs to be done first. <text:s/>Fill the following table with the list of tasks that 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230">
          <table:table-cell table:style-name="TableCell231">
            <text:p text:style-name="TableHeading">Task</text:p>
          </table:table-cell>
          <table:table-cell table:style-name="TableCell232" table:number-columns-spanned="2">
            <text:p text:style-name="TableHeading">Team member(s)</text:p>
          </table:table-cell>
          <table:covered-table-cell/>
          <table:table-cell table:style-name="TableCell233">
            <text:p text:style-name="TableHeading">Due date</text:p>
          </table:table-cell>
        </table:table-row>
        <table:table-row table:style-name="TableRow234">
          <table:table-cell table:style-name="TableCell235">
            <text:p text:style-name="P236">Research of the phenomenon</text:p>
          </table:table-cell>
          <table:table-cell table:style-name="TableCell237" table:number-columns-spanned="2">
            <text:p text:style-name="P238">León &amp; Verónica</text:p>
          </table:table-cell>
          <table:covered-table-cell/>
          <table:table-cell table:style-name="TableCell239">
            <text:p text:style-name="P240">05-11-2021</text:p>
          </table:table-cell>
        </table:table-row>
        <table:table-row table:style-name="TableRow241">
          <table:table-cell table:style-name="TableCell242">
            <text:p text:style-name="P243">Math<text:s/>Development</text:p>
          </table:table-cell>
          <table:table-cell table:style-name="TableCell244" table:number-columns-spanned="2">
            <text:p text:style-name="P245">León &amp; Verónica</text:p>
          </table:table-cell>
          <table:covered-table-cell/>
          <table:table-cell table:style-name="TableCell246">
            <text:p text:style-name="P247">13-11-2021</text:p>
          </table:table-cell>
        </table:table-row>
        <table:table-row table:style-name="TableRow248">
          <table:table-cell table:style-name="TableCell249">
            <text:p text:style-name="P250">Math Development (Matlab)</text:p>
          </table:table-cell>
          <table:table-cell table:style-name="TableCell251" table:number-columns-spanned="2">
            <text:p text:style-name="P252">León &amp; Verónica</text:p>
          </table:table-cell>
          <table:covered-table-cell/>
          <table:table-cell table:style-name="TableCell253">
            <text:p text:style-name="P254">14-11-2021</text:p>
          </table:table-cell>
        </table:table-row>
        <table:table-row table:style-name="TableRow255">
          <table:table-cell table:style-name="TableCell256">
            <text:p text:style-name="P257">Math Development verification</text:p>
          </table:table-cell>
          <table:table-cell table:style-name="TableCell258" table:number-columns-spanned="2">
            <text:p text:style-name="P259">León &amp; Verónica</text:p>
          </table:table-cell>
          <table:covered-table-cell/>
          <table:table-cell table:style-name="TableCell260">
            <text:p text:style-name="P261">16-11-2021</text:p>
          </table:table-cell>
        </table:table-row>
        <table:table-row table:style-name="TableRow262">
          <table:table-cell table:style-name="TableCell263">
            <text:p text:style-name="P264">Math Development (WPF)</text:p>
          </table:table-cell>
          <table:table-cell table:style-name="TableCell265" table:number-columns-spanned="2">
            <text:p text:style-name="P266">León &amp; Verónica</text:p>
          </table:table-cell>
          <table:covered-table-cell/>
          <table:table-cell table:style-name="TableCell267">
            <text:p text:style-name="P268">18-11-2021</text:p>
          </table:table-cell>
        </table:table-row>
      </table:table>
      <text:p text:style-name="P269"/>
      <text:p text:style-name="P270"/>
      <table:table table:style-name="Table271">
        <table:table-columns>
          <table:table-column table:style-name="TableColumn272"/>
          <table:table-column table:style-name="TableColumn273"/>
          <table:table-column table:style-name="TableColumn274"/>
        </table:table-columns>
        <table:table-row table:style-name="TableRow275">
          <table:table-cell table:style-name="TableCell276" table:number-columns-spanned="3">
            <text:h text:style-name="P277" text:outline-level="2">Period 1: 11 November – 18 November</text:h>
          </table:table-cell>
          <table:covered-table-cell/>
          <table:covered-table-cell/>
        </table:table-row>
        <table:table-row table:style-name="TableRow278">
          <table:table-cell table:style-name="TableCell279"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80">
          <table:table-cell table:style-name="TableCell281" table:number-columns-spanned="3">
            <text:p text:style-name="P282">This week, we have understood the concept of the Prandtl Meyer Expansion and also, we have done the math development using Matlab. Moreover, we have started the math development verification.</text:p>
          </table:table-cell>
          <table:covered-table-cell/>
          <table:covered-table-cell/>
        </table:table-row>
        <table:table-row table:style-name="TableRow283">
          <table:table-cell table:style-name="TableCell284"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85">
          <table:table-cell table:style-name="TableCell286" table:number-columns-spanned="3">
            <text:p text:style-name="Textbody">We have not reached the objectives of this week. The principal reason is the difficult on the math development and its verification.</text:p>
          </table:table-cell>
          <table:covered-table-cell/>
          <table:covered-table-cell/>
        </table:table-row>
        <table:table-row table:style-name="TableRow287">
          <table:table-cell table:style-name="TableCell288"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89">
          <table:table-cell table:style-name="TableCell290">
            <text:p text:style-name="TableHeading">Task</text:p>
          </table:table-cell>
          <table:table-cell table:style-name="TableCell291">
            <text:p text:style-name="TableHeading">Team<text:s/>member(s)</text:p>
          </table:table-cell>
          <table:table-cell table:style-name="TableCell292">
            <text:p text:style-name="TableHeading">Due date</text:p>
          </table:table-cell>
        </table:table-row>
        <table:table-row table:style-name="TableRow293">
          <table:table-cell table:style-name="TableCell294">
            <text:p text:style-name="P295">Math Development verification</text:p>
          </table:table-cell>
          <table:table-cell table:style-name="TableCell296">
            <text:p text:style-name="P297">León &amp; Verónica</text:p>
          </table:table-cell>
          <table:table-cell table:style-name="TableCell298">
            <text:p text:style-name="P299">19-11-2021</text:p>
          </table:table-cell>
        </table:table-row>
        <table:table-row table:style-name="TableRow300">
          <table:table-cell table:style-name="TableCell301">
            <text:p text:style-name="P302">Math Development (WPF)</text:p>
          </table:table-cell>
          <table:table-cell table:style-name="TableCell303">
            <text:p text:style-name="P304">León &amp; Verónica</text:p>
          </table:table-cell>
          <table:table-cell table:style-name="TableCell305">
            <text:p text:style-name="P306">18-11-2021</text:p>
          </table:table-cell>
        </table:table-row>
        <table:table-row table:style-name="TableRow307">
          <table:table-cell table:style-name="TableCell308">
            <text:p text:style-name="P309">Interface simulation controls</text:p>
          </table:table-cell>
          <table:table-cell table:style-name="TableCell310">
            <text:p text:style-name="P311">León &amp; Verónica</text:p>
          </table:table-cell>
          <table:table-cell table:style-name="TableCell312">
            <text:p text:style-name="P313">28/11/2021</text:p>
          </table:table-cell>
        </table:table-row>
      </table:table>
      <text:p text:style-name="P314"/>
      <text:p text:style-name="P315"/>
      <table:table table:style-name="Table316">
        <table:table-columns>
          <table:table-column table:style-name="TableColumn317"/>
          <table:table-column table:style-name="TableColumn318"/>
          <table:table-column table:style-name="TableColumn319"/>
        </table:table-columns>
        <table:table-row table:style-name="TableRow320">
          <table:table-cell table:style-name="TableCell321" table:number-columns-spanned="3">
            <text:h text:style-name="P322" text:outline-level="2">Period 2: 18 November – 25 November</text:h>
          </table:table-cell>
          <table:covered-table-cell/>
          <table:covered-table-cell/>
        </table:table-row>
        <table:table-row table:style-name="TableRow323">
          <table:table-cell table:style-name="TableCell324" table:number-columns-spanned="3">
            <text:h text:style-name="Título3" text:outline-level="3">Activities<text:s/>performed during this period:</text:h>
            <text:p text:style-name="Textbody">Provide a brief summary of your activities. What are the main achievements and visible results?</text:p>
          </table:table-cell>
          <table:covered-table-cell/>
          <table:covered-table-cell/>
        </table:table-row>
        <table:table-row table:style-name="TableRow325">
          <table:table-cell table:style-name="TableCell326" table:number-columns-spanned="3">
            <text:p text:style-name="Textbody">We have done the MATLAB code and the math development verification using the Anderson Book.</text:p>
            <text:p text:style-name="Textbody">We have obtained coherent result for<text:s/>each primitive variable but they oscillate a lot through the columns and we are looking for the reason that causes it.<text:s/></text:p>
            <text:p text:style-name="Textbody">Also, we have done the report with all the math development.<text:s/></text:p>
          </table:table-cell>
          <table:covered-table-cell/>
          <table:covered-table-cell/>
        </table:table-row>
        <table:table-row table:style-name="TableRow327">
          <table:table-cell table:style-name="TableCell32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329">
          <table:table-cell table:style-name="TableCell330" table:number-columns-spanned="3">
            <text:p text:style-name="Textbody">We have not reached the objectives of this week. The principal reason is the difficult on the math<text:s/>development and its verification. We have done a huge improvement in the math development but we want to continue the verification in order to have the correct final results.</text:p>
          </table:table-cell>
          <table:covered-table-cell/>
          <table:covered-table-cell/>
        </table:table-row>
        <table:table-row table:style-name="TableRow331">
          <table:table-cell table:style-name="TableCell33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33">
          <table:table-cell table:style-name="TableCell334">
            <text:p text:style-name="TableHeading">Task</text:p>
          </table:table-cell>
          <table:table-cell table:style-name="TableCell335">
            <text:p text:style-name="TableHeading">Team member(s)</text:p>
          </table:table-cell>
          <table:table-cell table:style-name="TableCell336">
            <text:p text:style-name="TableHeading">Due date</text:p>
          </table:table-cell>
        </table:table-row>
        <table:table-row table:style-name="TableRow337">
          <table:table-cell table:style-name="TableCell338">
            <text:p text:style-name="P339">Math Development verification</text:p>
          </table:table-cell>
          <table:table-cell table:style-name="TableCell340">
            <text:p text:style-name="P341">León &amp; Verónica</text:p>
          </table:table-cell>
          <table:table-cell table:style-name="TableCell342">
            <text:p text:style-name="P343">26-11-2021</text:p>
          </table:table-cell>
        </table:table-row>
        <table:table-row table:style-name="TableRow344">
          <table:table-cell table:style-name="TableCell345">
            <text:p text:style-name="P346">Math Development (WPF)</text:p>
          </table:table-cell>
          <table:table-cell table:style-name="TableCell347">
            <text:p text:style-name="P348">León &amp; Verónica</text:p>
          </table:table-cell>
          <table:table-cell table:style-name="TableCell349">
            <text:p text:style-name="P350">27-11-2021</text:p>
          </table:table-cell>
        </table:table-row>
        <table:table-row table:style-name="TableRow351">
          <table:table-cell table:style-name="TableCell352">
            <text:p text:style-name="P353">Class structure<text:s/><text:span text:style-name="T354">(WPF)</text:span></text:p>
          </table:table-cell>
          <table:table-cell table:style-name="TableCell355">
            <text:p text:style-name="P356">León &amp; Verónica</text:p>
          </table:table-cell>
          <table:table-cell table:style-name="TableCell357">
            <text:p text:style-name="P358">28-11-2021</text:p>
          </table:table-cell>
        </table:table-row>
        <table:table-row table:style-name="TableRow359">
          <table:table-cell table:style-name="TableCell360">
            <text:p text:style-name="P361">Interface simulation controls</text:p>
          </table:table-cell>
          <table:table-cell table:style-name="TableCell362">
            <text:p text:style-name="P363">León &amp; Verónica</text:p>
          </table:table-cell>
          <table:table-cell table:style-name="TableCell364">
            <text:p text:style-name="P365">02/12/2021</text:p>
          </table:table-cell>
        </table:table-row>
      </table:table>
      <text:p text:style-name="P366"/>
      <text:p text:style-name="P367"/>
      <table:table table:style-name="Table368">
        <table:table-columns>
          <table:table-column table:style-name="TableColumn369"/>
          <table:table-column table:style-name="TableColumn370"/>
          <table:table-column table:style-name="TableColumn371"/>
        </table:table-columns>
        <table:table-row table:style-name="TableRow372">
          <table:table-cell table:style-name="TableCell373" table:number-columns-spanned="3">
            <text:h text:style-name="P374" text:outline-level="2">Period 3: 25 November – 2 December</text:h>
          </table:table-cell>
          <table:covered-table-cell/>
          <table:covered-table-cell/>
        </table:table-row>
        <table:table-row table:style-name="TableRow375">
          <table:table-cell table:style-name="TableCell376"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77">
          <table:table-cell table:style-name="TableCell378" table:number-columns-spanned="3">
            <text:p text:style-name="Textbody">We have finished the math development verification and we have<text:s/>done all the code in WPF.</text:p>
            <text:p text:style-name="Textbody">Also, we have developed the visual interface and its principal simulation controls.</text:p>
            <text:p text:style-name="Textbody">Moreover, we have done the plots of each variable.</text:p>
            <text:p text:style-name="Textbody">We have done also the description of the software design: classes, forms, result strategy and challenge.</text:p>
          </table:table-cell>
          <table:covered-table-cell/>
          <table:covered-table-cell/>
        </table:table-row>
        <table:table-row table:style-name="TableRow379">
          <table:table-cell table:style-name="TableCell380"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381">
          <table:table-cell table:style-name="TableCell382" table:number-columns-spanned="3">
            <text:h text:style-name="P383" text:outline-level="2">This week, we have achieved all the planned tasks. As already said, the most difficult part for us was to develop the math involve in the project and also do all the verification in order to get coherent results due to the complexity of the physic concept.<text:s/></text:h>
          </table:table-cell>
          <table:covered-table-cell/>
          <table:covered-table-cell/>
        </table:table-row>
        <table:table-row table:style-name="TableRow384">
          <table:table-cell table:style-name="TableCell385" table:number-columns-spanned="3">
            <text:h text:style-name="Título3" text:outline-level="3">Planning:</text:h>
            <text:p text:style-name="Textbody">Indicate the<text:s/>tasks you intend to do during the following week.</text:p>
          </table:table-cell>
          <table:covered-table-cell/>
          <table:covered-table-cell/>
        </table:table-row>
        <table:table-row table:style-name="TableRow386">
          <table:table-cell table:style-name="TableCell387">
            <text:p text:style-name="TableHeading">Task</text:p>
          </table:table-cell>
          <table:table-cell table:style-name="TableCell388">
            <text:p text:style-name="TableHeading">Team member(s)</text:p>
          </table:table-cell>
          <table:table-cell table:style-name="TableCell389">
            <text:p text:style-name="TableHeading">Due date</text:p>
          </table:table-cell>
        </table:table-row>
        <table:table-row table:style-name="TableRow390">
          <table:table-cell table:style-name="TableCell391">
            <text:p text:style-name="P392">Implementations (Save and load)</text:p>
          </table:table-cell>
          <table:table-cell table:style-name="TableCell393">
            <text:p text:style-name="P394">León<text:s/>&amp;<text:s/>Verónica</text:p>
          </table:table-cell>
          <table:table-cell table:style-name="TableCell395">
            <text:p text:style-name="P396">09/12/2021</text:p>
          </table:table-cell>
        </table:table-row>
        <table:table-row table:style-name="TableRow397">
          <table:table-cell table:style-name="TableCell398">
            <text:p text:style-name="P399">Revision and robustness</text:p>
          </table:table-cell>
          <table:table-cell table:style-name="TableCell400">
            <text:p text:style-name="P401">León<text:s/>&amp;<text:s/>Verónica</text:p>
          </table:table-cell>
          <table:table-cell table:style-name="TableCell402">
            <text:p text:style-name="P403">09/12/2021</text:p>
          </table:table-cell>
        </table:table-row>
      </table:table>
      <text:p text:style-name="P404"/>
      <text:p text:style-name="P405"/>
      <table:table table:style-name="Table406">
        <table:table-columns>
          <table:table-column table:style-name="TableColumn407"/>
          <table:table-column table:style-name="TableColumn408"/>
          <table:table-column table:style-name="TableColumn409"/>
        </table:table-columns>
        <table:table-row table:style-name="TableRow410">
          <table:table-cell table:style-name="TableCell411" table:number-columns-spanned="3">
            <text:h text:style-name="P412" text:outline-level="2">Period 4: 2 December – 9 December</text:h>
          </table:table-cell>
          <table:covered-table-cell/>
          <table:covered-table-cell/>
        </table:table-row>
        <table:table-row table:style-name="TableRow413">
          <table:table-cell table:style-name="TableCell414" table:number-columns-spanned="3">
            <text:h text:style-name="Título3" text:outline-level="3">Activities<text:s/>performed during this period:</text:h>
            <text:p text:style-name="Textbody">Provide a brief summary of your activities. What are the main achievements and visible results?</text:p>
          </table:table-cell>
          <table:covered-table-cell/>
          <table:covered-table-cell/>
        </table:table-row>
        <table:table-row table:style-name="TableRow415">
          <table:table-cell table:style-name="TableCell416"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417">
          <table:table-cell table:style-name="TableCell41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419">
          <table:table-cell table:style-name="TableCell420"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421">
          <table:table-cell table:style-name="TableCell42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423">
          <table:table-cell table:style-name="TableCell424">
            <text:p text:style-name="TableHeading">Task</text:p>
          </table:table-cell>
          <table:table-cell table:style-name="TableCell425">
            <text:p text:style-name="TableHeading">Team member(s)</text:p>
          </table:table-cell>
          <table:table-cell table:style-name="TableCell426">
            <text:p text:style-name="TableHeading">Due date</text:p>
          </table:table-cell>
        </table:table-row>
        <table:table-row table:style-name="TableRow427">
          <table:table-cell table:style-name="TableCell428">
            <text:p text:style-name="TableContents"/>
          </table:table-cell>
          <table:table-cell table:style-name="TableCell429">
            <text:p text:style-name="TableContents"/>
          </table:table-cell>
          <table:table-cell table:style-name="TableCell430">
            <text:p text:style-name="TableContents"/>
          </table:table-cell>
        </table:table-row>
        <table:table-row table:style-name="TableRow431">
          <table:table-cell table:style-name="TableCell432">
            <text:p text:style-name="TableContents"/>
          </table:table-cell>
          <table:table-cell table:style-name="TableCell433">
            <text:p text:style-name="TableContents"/>
          </table:table-cell>
          <table:table-cell table:style-name="TableCell434">
            <text:p text:style-name="TableContents"/>
          </table:table-cell>
        </table:table-row>
        <table:table-row table:style-name="TableRow435">
          <table:table-cell table:style-name="TableCell436">
            <text:p text:style-name="TableContents"/>
          </table:table-cell>
          <table:table-cell table:style-name="TableCell437">
            <text:p text:style-name="TableContents"/>
          </table:table-cell>
          <table:table-cell table:style-name="TableCell438">
            <text:p text:style-name="TableContents"/>
          </table:table-cell>
        </table:table-row>
        <table:table-row table:style-name="TableRow439">
          <table:table-cell table:style-name="TableCell440">
            <text:p text:style-name="TableContents"/>
          </table:table-cell>
          <table:table-cell table:style-name="TableCell441">
            <text:p text:style-name="TableContents"/>
          </table:table-cell>
          <table:table-cell table:style-name="TableCell442">
            <text:p text:style-name="TableContents"/>
          </table:table-cell>
        </table:table-row>
        <table:table-row table:style-name="TableRow443">
          <table:table-cell table:style-name="TableCell444">
            <text:p text:style-name="TableContents"/>
          </table:table-cell>
          <table:table-cell table:style-name="TableCell445">
            <text:p text:style-name="TableContents"/>
          </table:table-cell>
          <table:table-cell table:style-name="TableCell446">
            <text:p text:style-name="TableContents"/>
          </table:table-cell>
        </table:table-row>
        <table:table-row table:style-name="TableRow447">
          <table:table-cell table:style-name="TableCell448">
            <text:p text:style-name="TableContents"/>
          </table:table-cell>
          <table:table-cell table:style-name="TableCell449">
            <text:p text:style-name="TableContents"/>
          </table:table-cell>
          <table:table-cell table:style-name="TableCell450">
            <text:p text:style-name="TableContents"/>
          </table:table-cell>
        </table:table-row>
        <table:table-row table:style-name="TableRow451">
          <table:table-cell table:style-name="TableCell452">
            <text:p text:style-name="TableContents"/>
          </table:table-cell>
          <table:table-cell table:style-name="TableCell453">
            <text:p text:style-name="TableContents"/>
          </table:table-cell>
          <table:table-cell table:style-name="TableCell454">
            <text:p text:style-name="TableContents"/>
          </table:table-cell>
        </table:table-row>
        <table:table-row table:style-name="TableRow455">
          <table:table-cell table:style-name="TableCell456">
            <text:p text:style-name="TableContents"/>
          </table:table-cell>
          <table:table-cell table:style-name="TableCell457">
            <text:p text:style-name="TableContents"/>
          </table:table-cell>
          <table:table-cell table:style-name="TableCell458">
            <text:p text:style-name="TableContents"/>
          </table:table-cell>
        </table:table-row>
      </table:table>
      <text:p text:style-name="P459"/>
      <text:p text:style-name="P460"/>
      <text:p text:style-name="Standard"/>
      <table:table table:style-name="Table461">
        <table:table-columns>
          <table:table-column table:style-name="TableColumn462"/>
        </table:table-columns>
        <table:table-row table:style-name="TableRow463">
          <table:table-cell table:style-name="TableCell464">
            <text:h text:style-name="P465" text:outline-level="2">Final<text:s/>report: 9 December – 16 December</text:h>
          </table:table-cell>
        </table:table-row>
        <table:table-row table:style-name="TableRow466">
          <table:table-cell table:style-name="TableCell467">
            <text:h text:style-name="Título3" text:outline-level="3">Activities performed during this period:</text:h>
            <text:p text:style-name="Textbody">Provide a brief summary of your activities. What are the main achievements and visible results?</text:p>
          </table:table-cell>
        </table:table-row>
        <table:table-row table:style-name="TableRow468">
          <table:table-cell table:style-name="TableCell469">
            <text:p text:style-name="Textbody"/>
            <text:p text:style-name="Textbody"/>
            <text:p text:style-name="Textbody"/>
            <text:p text:style-name="Textbody"/>
            <text:p text:style-name="Textbody"/>
            <text:p text:style-name="Textbody"/>
          </table:table-cell>
        </table:table-row>
        <table:table-row table:style-name="TableRow470">
          <table:table-cell table:style-name="TableCell471">
            <text:h text:style-name="Título3" text:outline-level="3">Considerations:</text:h>
            <text:p text:style-name="Textbody">Discuss your progress with respect to the planned tasks<text:s/>for this period and with respect to the overall project, the main obstacles encountered during this period and what decisions have been made.</text:p>
          </table:table-cell>
        </table:table-row>
        <table:table-row table:style-name="TableRow472">
          <table:table-cell table:style-name="TableCell473">
            <text:h text:style-name="Título2" text:outline-level="2"/>
            <text:p text:style-name="Textbody"/>
            <text:p text:style-name="Textbody"/>
            <text:p text:style-name="Textbody"/>
            <text:p text:style-name="Textbody"/>
          </table:table-cell>
        </table:table-row>
        <table:table-row table:style-name="TableRow474">
          <table:table-cell table:style-name="TableCell475">
            <text:h text:style-name="Título3" text:outline-level="3">Final considerations:</text:h>
            <text:p text:style-name="Textbody">Discuss your performance as a team. What did you do well? What was wrong? What<text:s/>should be improved next time?</text:p>
          </table:table-cell>
        </table:table-row>
        <table:table-row table:style-name="TableRow476">
          <table:table-cell table:style-name="TableCell477">
            <text:h text:style-name="Título3" text:outline-level="3"/>
            <text:p text:style-name="Textbody"/>
            <text:p text:style-name="Textbody"/>
            <text:p text:style-name="Textbody"/>
          </table:table-cell>
        </table:table-row>
      </table:table>
      <text:p text:style-name="Textbody"><text:s/></text:p>
      <text:p text:style-name="P4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duard Santamaria</meta:initial-creator>
    <dc:creator>León Prieto</dc:creator>
    <meta:creation-date>2020-11-20T08:24:00Z</meta:creation-date>
    <dc:date>2021-12-02T20:11:00Z</dc:date>
    <meta:template xlink:href="Normal" xlink:type="simple"/>
    <meta:editing-cycles>18</meta:editing-cycles>
    <meta:editing-duration>PT6420S</meta:editing-duration>
    <meta:document-statistic meta:page-count="1" meta:paragraph-count="15" meta:word-count="1223" meta:character-count="7937" meta:row-count="56" meta:non-whitespace-character-count="6729"/>
  </office:meta>
</office:document-meta>
</file>